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07pt" svg:y="124.07pt">
            <loext:p draw:notify-on-update-of-ranges="Sheet1.A1:Sheet1.A1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740.66pt" svg:y="126.51pt">
            <loext:p draw:notify-on-update-of-ranges="Sheet1.B1:Sheet1.B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92424.740712" calcext:value-type="float">
            <text:p>-92424.740712</text:p>
          </table:table-cell>
          <table:table-cell office:value-type="float" office:value="-92531.542597" calcext:value-type="float">
            <text:p>-92531.542597</text:p>
          </table:table-cell>
          <table:table-cell table:number-columns-repeated="2"/>
        </table:table-row>
        <table:table-row table:style-name="ro1">
          <table:table-cell office:value-type="float" office:value="-92340.9391641" calcext:value-type="float">
            <text:p>-92340.9391641</text:p>
          </table:table-cell>
          <table:table-cell office:value-type="float" office:value="-92483.7200193" calcext:value-type="float">
            <text:p>-92483.7200193</text:p>
          </table:table-cell>
          <table:table-cell table:number-columns-repeated="2"/>
        </table:table-row>
        <table:table-row table:style-name="ro1">
          <table:table-cell office:value-type="float" office:value="-92389.4847202" calcext:value-type="float">
            <text:p>-92389.4847202</text:p>
          </table:table-cell>
          <table:table-cell office:value-type="float" office:value="-92370.0721842" calcext:value-type="float">
            <text:p>-92370.0721842</text:p>
          </table:table-cell>
          <table:table-cell table:number-columns-repeated="2"/>
        </table:table-row>
        <table:table-row table:style-name="ro1">
          <table:table-cell office:value-type="float" office:value="-92432.7270012" calcext:value-type="float">
            <text:p>-92432.7270012</text:p>
          </table:table-cell>
          <table:table-cell office:value-type="float" office:value="-92254.1205544" calcext:value-type="float">
            <text:p>-92254.1205544</text:p>
          </table:table-cell>
          <table:table-cell table:number-columns-repeated="2"/>
        </table:table-row>
        <table:table-row table:style-name="ro1">
          <table:table-cell office:value-type="float" office:value="-92419.6710281" calcext:value-type="float">
            <text:p>-92419.6710281</text:p>
          </table:table-cell>
          <table:table-cell office:value-type="float" office:value="-92434.9430101" calcext:value-type="float">
            <text:p>-92434.9430101</text:p>
          </table:table-cell>
          <table:table-cell table:number-columns-repeated="2"/>
        </table:table-row>
        <table:table-row table:style-name="ro1">
          <table:table-cell office:value-type="float" office:value="-92473.0534211" calcext:value-type="float">
            <text:p>-92473.0534211</text:p>
          </table:table-cell>
          <table:table-cell office:value-type="float" office:value="-92401.8529288" calcext:value-type="float">
            <text:p>-92401.8529288</text:p>
          </table:table-cell>
          <table:table-cell table:number-columns-repeated="2"/>
        </table:table-row>
        <table:table-row table:style-name="ro1">
          <table:table-cell office:value-type="float" office:value="-92628.246276" calcext:value-type="float">
            <text:p>-92628.246276</text:p>
          </table:table-cell>
          <table:table-cell office:value-type="float" office:value="-92432.0511182" calcext:value-type="float">
            <text:p>-92432.0511182</text:p>
          </table:table-cell>
          <table:table-cell table:number-columns-repeated="2"/>
        </table:table-row>
        <table:table-row table:style-name="ro1">
          <table:table-cell office:value-type="float" office:value="-92363.8949625" calcext:value-type="float">
            <text:p>-92363.8949625</text:p>
          </table:table-cell>
          <table:table-cell office:value-type="float" office:value="-92602.1262057" calcext:value-type="float">
            <text:p>-92602.1262057</text:p>
          </table:table-cell>
          <table:table-cell table:number-columns-repeated="2"/>
        </table:table-row>
        <table:table-row table:style-name="ro1">
          <table:table-cell office:value-type="float" office:value="-92392.2753103" calcext:value-type="float">
            <text:p>-92392.2753103</text:p>
          </table:table-cell>
          <table:table-cell office:value-type="float" office:value="-92477.6317994" calcext:value-type="float">
            <text:p>-92477.6317994</text:p>
          </table:table-cell>
          <table:table-cell table:number-columns-repeated="2"/>
        </table:table-row>
        <table:table-row table:style-name="ro1">
          <table:table-cell office:value-type="float" office:value="-92373.8469934" calcext:value-type="float">
            <text:p>-92373.8469934</text:p>
          </table:table-cell>
          <table:table-cell office:value-type="float" office:value="-92281.3896477" calcext:value-type="float">
            <text:p>-92281.3896477</text:p>
          </table:table-cell>
          <table:table-cell table:number-columns-repeated="2"/>
        </table:table-row>
        <table:table-row table:style-name="ro1">
          <table:table-cell office:value-type="float" office:value="-92531.542597" calcext:value-type="float">
            <text:p>-92531.542597</text:p>
          </table:table-cell>
          <table:table-cell office:value-type="float" office:value="-92368.1697087" calcext:value-type="float">
            <text:p>-92368.1697087</text:p>
          </table:table-cell>
          <table:table-cell/>
          <table:table-cell office:value-type="float" office:value="-72816.6577033" calcext:value-type="float">
            <text:p>-72816.6577033</text:p>
          </table:table-cell>
        </table:table-row>
        <table:table-row table:style-name="ro1">
          <table:table-cell office:value-type="float" office:value="-92410.8605573" calcext:value-type="float">
            <text:p>-92410.8605573</text:p>
          </table:table-cell>
          <table:table-cell office:value-type="float" office:value="-92381.0129325" calcext:value-type="float">
            <text:p>-92381.0129325</text:p>
          </table:table-cell>
          <table:table-cell table:number-columns-repeated="2"/>
        </table:table-row>
        <table:table-row table:style-name="ro1">
          <table:table-cell office:value-type="float" office:value="-92734.8683906" calcext:value-type="float">
            <text:p>-92734.8683906</text:p>
          </table:table-cell>
          <table:table-cell office:value-type="float" office:value="-92921.8633885" calcext:value-type="float">
            <text:p>-92921.8633885</text:p>
          </table:table-cell>
          <table:table-cell table:number-columns-repeated="2"/>
        </table:table-row>
        <table:table-row table:style-name="ro1">
          <table:table-cell office:value-type="float" office:value="-92293.3236865" calcext:value-type="float">
            <text:p>-92293.3236865</text:p>
          </table:table-cell>
          <table:table-cell office:value-type="float" office:value="-92277.9182622" calcext:value-type="float">
            <text:p>-92277.9182622</text:p>
          </table:table-cell>
          <table:table-cell table:number-columns-repeated="2"/>
        </table:table-row>
        <table:table-row table:style-name="ro1">
          <table:table-cell office:value-type="float" office:value="-92376.1397051" calcext:value-type="float">
            <text:p>-92376.1397051</text:p>
          </table:table-cell>
          <table:table-cell office:value-type="float" office:value="-92435.5831171" calcext:value-type="float">
            <text:p>-92435.5831171</text:p>
          </table:table-cell>
          <table:table-cell table:number-columns-repeated="2"/>
        </table:table-row>
        <table:table-row table:style-name="ro1">
          <table:table-cell office:value-type="float" office:value="-92341.1153906" calcext:value-type="float">
            <text:p>-92341.1153906</text:p>
          </table:table-cell>
          <table:table-cell table:number-columns-repeated="3"/>
        </table:table-row>
        <table:table-row table:style-name="ro1">
          <table:table-cell office:value-type="float" office:value="-92425.0428042" calcext:value-type="float">
            <text:p>-92425.0428042</text:p>
          </table:table-cell>
          <table:table-cell table:number-columns-repeated="3"/>
        </table:table-row>
        <table:table-row table:style-name="ro1">
          <table:table-cell office:value-type="float" office:value="-92534.4189932" calcext:value-type="float">
            <text:p>-92534.4189932</text:p>
          </table:table-cell>
          <table:table-cell table:number-columns-repeated="3"/>
        </table:table-row>
        <table:table-row table:style-name="ro1">
          <table:table-cell office:value-type="float" office:value="-92497.2015343" calcext:value-type="float">
            <text:p>-92497.2015343</text:p>
          </table:table-cell>
          <table:table-cell table:number-columns-repeated="3"/>
        </table:table-row>
        <table:table-row table:style-name="ro1">
          <table:table-cell office:value-type="float" office:value="-92483.7200193" calcext:value-type="float">
            <text:p>-92483.7200193</text:p>
          </table:table-cell>
          <table:table-cell table:number-columns-repeated="3"/>
        </table:table-row>
        <table:table-row table:style-name="ro1">
          <table:table-cell office:value-type="float" office:value="-92460.0747195" calcext:value-type="float">
            <text:p>-92460.0747195</text:p>
          </table:table-cell>
          <table:table-cell table:number-columns-repeated="3"/>
        </table:table-row>
        <table:table-row table:style-name="ro1">
          <table:table-cell office:value-type="float" office:value="-92222.7145591" calcext:value-type="float">
            <text:p>-92222.7145591</text:p>
          </table:table-cell>
          <table:table-cell table:number-columns-repeated="3"/>
        </table:table-row>
        <table:table-row table:style-name="ro1">
          <table:table-cell office:value-type="float" office:value="-92470.5716911" calcext:value-type="float">
            <text:p>-92470.5716911</text:p>
          </table:table-cell>
          <table:table-cell table:number-columns-repeated="3"/>
        </table:table-row>
        <table:table-row table:style-name="ro1">
          <table:table-cell office:value-type="float" office:value="-92360.1592691" calcext:value-type="float">
            <text:p>-92360.1592691</text:p>
          </table:table-cell>
          <table:table-cell table:number-columns-repeated="3"/>
        </table:table-row>
        <table:table-row table:style-name="ro1">
          <table:table-cell office:value-type="float" office:value="-92386.4077914" calcext:value-type="float">
            <text:p>-92386.4077914</text:p>
          </table:table-cell>
          <table:table-cell table:number-columns-repeated="3"/>
        </table:table-row>
        <table:table-row table:style-name="ro1">
          <table:table-cell office:value-type="float" office:value="-92467.7670328" calcext:value-type="float">
            <text:p>-92467.7670328</text:p>
          </table:table-cell>
          <table:table-cell table:number-columns-repeated="3"/>
        </table:table-row>
        <table:table-row table:style-name="ro1">
          <table:table-cell office:value-type="float" office:value="-92414.9342031" calcext:value-type="float">
            <text:p>-92414.9342031</text:p>
          </table:table-cell>
          <table:table-cell table:number-columns-repeated="3"/>
        </table:table-row>
        <table:table-row table:style-name="ro1">
          <table:table-cell office:value-type="float" office:value="-92502.2022944" calcext:value-type="float">
            <text:p>-92502.2022944</text:p>
          </table:table-cell>
          <table:table-cell table:number-columns-repeated="3"/>
        </table:table-row>
        <table:table-row table:style-name="ro1">
          <table:table-cell office:value-type="float" office:value="-92367.4510567" calcext:value-type="float">
            <text:p>-92367.4510567</text:p>
          </table:table-cell>
          <table:table-cell table:number-columns-repeated="3"/>
        </table:table-row>
        <table:table-row table:style-name="ro1">
          <table:table-cell office:value-type="float" office:value="-92370.0721842" calcext:value-type="float">
            <text:p>-92370.0721842</text:p>
          </table:table-cell>
          <table:table-cell table:number-columns-repeated="3"/>
        </table:table-row>
        <table:table-row table:style-name="ro1">
          <table:table-cell office:value-type="float" office:value="-92358.7246857" calcext:value-type="float">
            <text:p>-92358.7246857</text:p>
          </table:table-cell>
          <table:table-cell table:number-columns-repeated="3"/>
        </table:table-row>
        <table:table-row table:style-name="ro1">
          <table:table-cell office:value-type="float" office:value="-92380.5922332" calcext:value-type="float">
            <text:p>-92380.5922332</text:p>
          </table:table-cell>
          <table:table-cell table:number-columns-repeated="3"/>
        </table:table-row>
        <table:table-row table:style-name="ro1">
          <table:table-cell office:value-type="float" office:value="-92477.2636031" calcext:value-type="float">
            <text:p>-92477.2636031</text:p>
          </table:table-cell>
          <table:table-cell table:number-columns-repeated="3"/>
        </table:table-row>
        <table:table-row table:style-name="ro1">
          <table:table-cell office:value-type="float" office:value="-92689.1612485" calcext:value-type="float">
            <text:p>-92689.1612485</text:p>
          </table:table-cell>
          <table:table-cell table:number-columns-repeated="3"/>
        </table:table-row>
        <table:table-row table:style-name="ro1">
          <table:table-cell office:value-type="float" office:value="-92418.9597821" calcext:value-type="float">
            <text:p>-92418.9597821</text:p>
          </table:table-cell>
          <table:table-cell table:number-columns-repeated="3"/>
        </table:table-row>
        <table:table-row table:style-name="ro1">
          <table:table-cell office:value-type="float" office:value="-92348.2552134" calcext:value-type="float">
            <text:p>-92348.2552134</text:p>
          </table:table-cell>
          <table:table-cell table:number-columns-repeated="3"/>
        </table:table-row>
        <table:table-row table:style-name="ro1">
          <table:table-cell office:value-type="float" office:value="-92382.4953573" calcext:value-type="float">
            <text:p>-92382.4953573</text:p>
          </table:table-cell>
          <table:table-cell table:number-columns-repeated="3"/>
        </table:table-row>
        <table:table-row table:style-name="ro1">
          <table:table-cell office:value-type="float" office:value="-92325.470285" calcext:value-type="float">
            <text:p>-92325.470285</text:p>
          </table:table-cell>
          <table:table-cell table:number-columns-repeated="3"/>
        </table:table-row>
        <table:table-row table:style-name="ro1">
          <table:table-cell office:value-type="float" office:value="-92524.8871313" calcext:value-type="float">
            <text:p>-92524.8871313</text:p>
          </table:table-cell>
          <table:table-cell table:number-columns-repeated="3"/>
        </table:table-row>
        <table:table-row table:style-name="ro1">
          <table:table-cell office:value-type="float" office:value="-92254.1205544" calcext:value-type="float">
            <text:p>-92254.1205544</text:p>
          </table:table-cell>
          <table:table-cell table:number-columns-repeated="3"/>
        </table:table-row>
        <table:table-row table:style-name="ro1">
          <table:table-cell office:value-type="float" office:value="-92381.6784403" calcext:value-type="float">
            <text:p>-92381.6784403</text:p>
          </table:table-cell>
          <table:table-cell table:number-columns-repeated="3"/>
        </table:table-row>
        <table:table-row table:style-name="ro1">
          <table:table-cell office:value-type="float" office:value="-92556.1093833" calcext:value-type="float">
            <text:p>-92556.1093833</text:p>
          </table:table-cell>
          <table:table-cell table:number-columns-repeated="3"/>
        </table:table-row>
        <table:table-row table:style-name="ro1">
          <table:table-cell office:value-type="float" office:value="-92368.0011142" calcext:value-type="float">
            <text:p>-92368.0011142</text:p>
          </table:table-cell>
          <table:table-cell table:number-columns-repeated="3"/>
        </table:table-row>
        <table:table-row table:style-name="ro1">
          <table:table-cell office:value-type="float" office:value="-92317.1919535" calcext:value-type="float">
            <text:p>-92317.1919535</text:p>
          </table:table-cell>
          <table:table-cell table:number-columns-repeated="3"/>
        </table:table-row>
        <table:table-row table:style-name="ro1">
          <table:table-cell office:value-type="float" office:value="-92488.884911" calcext:value-type="float">
            <text:p>-92488.884911</text:p>
          </table:table-cell>
          <table:table-cell table:number-columns-repeated="3"/>
        </table:table-row>
        <table:table-row table:style-name="ro1">
          <table:table-cell office:value-type="float" office:value="-92254.0174229" calcext:value-type="float">
            <text:p>-92254.0174229</text:p>
          </table:table-cell>
          <table:table-cell table:number-columns-repeated="3"/>
        </table:table-row>
        <table:table-row table:style-name="ro1">
          <table:table-cell office:value-type="float" office:value="-92492.5505805" calcext:value-type="float">
            <text:p>-92492.5505805</text:p>
          </table:table-cell>
          <table:table-cell table:number-columns-repeated="3"/>
        </table:table-row>
        <table:table-row table:style-name="ro1">
          <table:table-cell office:value-type="float" office:value="-92635.1100784" calcext:value-type="float">
            <text:p>-92635.1100784</text:p>
          </table:table-cell>
          <table:table-cell table:number-columns-repeated="3"/>
        </table:table-row>
        <table:table-row table:style-name="ro1">
          <table:table-cell office:value-type="float" office:value="-92559.6978551" calcext:value-type="float">
            <text:p>-92559.6978551</text:p>
          </table:table-cell>
          <table:table-cell table:number-columns-repeated="3"/>
        </table:table-row>
        <table:table-row table:style-name="ro1">
          <table:table-cell office:value-type="float" office:value="-92434.9430101" calcext:value-type="float">
            <text:p>-92434.9430101</text:p>
          </table:table-cell>
          <table:table-cell table:number-columns-repeated="3"/>
        </table:table-row>
        <table:table-row table:style-name="ro1">
          <table:table-cell office:value-type="float" office:value="-92273.643736" calcext:value-type="float">
            <text:p>-92273.643736</text:p>
          </table:table-cell>
          <table:table-cell table:number-columns-repeated="3"/>
        </table:table-row>
        <table:table-row table:style-name="ro1">
          <table:table-cell office:value-type="float" office:value="-92302.4607924" calcext:value-type="float">
            <text:p>-92302.4607924</text:p>
          </table:table-cell>
          <table:table-cell table:number-columns-repeated="3"/>
        </table:table-row>
        <table:table-row table:style-name="ro1">
          <table:table-cell office:value-type="float" office:value="-92319.7955871" calcext:value-type="float">
            <text:p>-92319.7955871</text:p>
          </table:table-cell>
          <table:table-cell table:number-columns-repeated="3"/>
        </table:table-row>
        <table:table-row table:style-name="ro1">
          <table:table-cell office:value-type="float" office:value="-92763.3866139" calcext:value-type="float">
            <text:p>-92763.3866139</text:p>
          </table:table-cell>
          <table:table-cell table:number-columns-repeated="3"/>
        </table:table-row>
        <table:table-row table:style-name="ro1">
          <table:table-cell office:value-type="float" office:value="-92396.6436829" calcext:value-type="float">
            <text:p>-92396.6436829</text:p>
          </table:table-cell>
          <table:table-cell table:number-columns-repeated="3"/>
        </table:table-row>
        <table:table-row table:style-name="ro1">
          <table:table-cell office:value-type="float" office:value="-92380.9921109" calcext:value-type="float">
            <text:p>-92380.9921109</text:p>
          </table:table-cell>
          <table:table-cell table:number-columns-repeated="3"/>
        </table:table-row>
        <table:table-row table:style-name="ro1">
          <table:table-cell office:value-type="float" office:value="-92583.3270944" calcext:value-type="float">
            <text:p>-92583.3270944</text:p>
          </table:table-cell>
          <table:table-cell table:number-columns-repeated="3"/>
        </table:table-row>
        <table:table-row table:style-name="ro1">
          <table:table-cell office:value-type="float" office:value="-92438.2724483" calcext:value-type="float">
            <text:p>-92438.2724483</text:p>
          </table:table-cell>
          <table:table-cell table:number-columns-repeated="3"/>
        </table:table-row>
        <table:table-row table:style-name="ro1">
          <table:table-cell office:value-type="float" office:value="-92373.1006976" calcext:value-type="float">
            <text:p>-92373.1006976</text:p>
          </table:table-cell>
          <table:table-cell table:number-columns-repeated="3"/>
        </table:table-row>
        <table:table-row table:style-name="ro1">
          <table:table-cell office:value-type="float" office:value="-92401.8529288" calcext:value-type="float">
            <text:p>-92401.8529288</text:p>
          </table:table-cell>
          <table:table-cell table:number-columns-repeated="3"/>
        </table:table-row>
        <table:table-row table:style-name="ro1">
          <table:table-cell office:value-type="float" office:value="-92556.9982722" calcext:value-type="float">
            <text:p>-92556.9982722</text:p>
          </table:table-cell>
          <table:table-cell table:number-columns-repeated="3"/>
        </table:table-row>
        <table:table-row table:style-name="ro1">
          <table:table-cell office:value-type="float" office:value="-92411.4684817" calcext:value-type="float">
            <text:p>-92411.4684817</text:p>
          </table:table-cell>
          <table:table-cell table:number-columns-repeated="3"/>
        </table:table-row>
        <table:table-row table:style-name="ro1">
          <table:table-cell office:value-type="float" office:value="-92304.9636466" calcext:value-type="float">
            <text:p>-92304.9636466</text:p>
          </table:table-cell>
          <table:table-cell table:number-columns-repeated="3"/>
        </table:table-row>
        <table:table-row table:style-name="ro1">
          <table:table-cell office:value-type="float" office:value="-92373.9935939" calcext:value-type="float">
            <text:p>-92373.9935939</text:p>
          </table:table-cell>
          <table:table-cell table:number-columns-repeated="3"/>
        </table:table-row>
        <table:table-row table:style-name="ro1">
          <table:table-cell office:value-type="float" office:value="-92448.7448243" calcext:value-type="float">
            <text:p>-92448.7448243</text:p>
          </table:table-cell>
          <table:table-cell table:number-columns-repeated="3"/>
        </table:table-row>
        <table:table-row table:style-name="ro1">
          <table:table-cell office:value-type="float" office:value="-92382.3319431" calcext:value-type="float">
            <text:p>-92382.3319431</text:p>
          </table:table-cell>
          <table:table-cell table:number-columns-repeated="3"/>
        </table:table-row>
        <table:table-row table:style-name="ro1">
          <table:table-cell office:value-type="float" office:value="-92719.9293044" calcext:value-type="float">
            <text:p>-92719.9293044</text:p>
          </table:table-cell>
          <table:table-cell table:number-columns-repeated="3"/>
        </table:table-row>
        <table:table-row table:style-name="ro1">
          <table:table-cell office:value-type="float" office:value="-92419.3314733" calcext:value-type="float">
            <text:p>-92419.3314733</text:p>
          </table:table-cell>
          <table:table-cell table:number-columns-repeated="3"/>
        </table:table-row>
        <table:table-row table:style-name="ro1">
          <table:table-cell office:value-type="float" office:value="-92691.929865" calcext:value-type="float">
            <text:p>-92691.929865</text:p>
          </table:table-cell>
          <table:table-cell table:number-columns-repeated="3"/>
        </table:table-row>
        <table:table-row table:style-name="ro1">
          <table:table-cell office:value-type="float" office:value="-92432.0511182" calcext:value-type="float">
            <text:p>-92432.0511182</text:p>
          </table:table-cell>
          <table:table-cell table:number-columns-repeated="3"/>
        </table:table-row>
        <table:table-row table:style-name="ro1">
          <table:table-cell office:value-type="float" office:value="-92521.4756273" calcext:value-type="float">
            <text:p>-92521.4756273</text:p>
          </table:table-cell>
          <table:table-cell table:number-columns-repeated="3"/>
        </table:table-row>
        <table:table-row table:style-name="ro1">
          <table:table-cell office:value-type="float" office:value="-92360.7354701" calcext:value-type="float">
            <text:p>-92360.7354701</text:p>
          </table:table-cell>
          <table:table-cell table:number-columns-repeated="3"/>
        </table:table-row>
        <table:table-row table:style-name="ro1">
          <table:table-cell office:value-type="float" office:value="-92465.7535278" calcext:value-type="float">
            <text:p>-92465.7535278</text:p>
          </table:table-cell>
          <table:table-cell table:number-columns-repeated="3"/>
        </table:table-row>
        <table:table-row table:style-name="ro1">
          <table:table-cell office:value-type="float" office:value="-92371.3340684" calcext:value-type="float">
            <text:p>-92371.3340684</text:p>
          </table:table-cell>
          <table:table-cell table:number-columns-repeated="3"/>
        </table:table-row>
        <table:table-row table:style-name="ro1">
          <table:table-cell office:value-type="float" office:value="-92285.6739605" calcext:value-type="float">
            <text:p>-92285.6739605</text:p>
          </table:table-cell>
          <table:table-cell table:number-columns-repeated="3"/>
        </table:table-row>
        <table:table-row table:style-name="ro1">
          <table:table-cell office:value-type="float" office:value="-92780.4789508" calcext:value-type="float">
            <text:p>-92780.4789508</text:p>
          </table:table-cell>
          <table:table-cell table:number-columns-repeated="3"/>
        </table:table-row>
        <table:table-row table:style-name="ro1">
          <table:table-cell office:value-type="float" office:value="-92315.9270567" calcext:value-type="float">
            <text:p>-92315.9270567</text:p>
          </table:table-cell>
          <table:table-cell table:number-columns-repeated="3"/>
        </table:table-row>
        <table:table-row table:style-name="ro1">
          <table:table-cell office:value-type="float" office:value="-92280.5525144" calcext:value-type="float">
            <text:p>-92280.5525144</text:p>
          </table:table-cell>
          <table:table-cell table:number-columns-repeated="3"/>
        </table:table-row>
        <table:table-row table:style-name="ro1">
          <table:table-cell office:value-type="float" office:value="-92476.702749" calcext:value-type="float">
            <text:p>-92476.702749</text:p>
          </table:table-cell>
          <table:table-cell table:number-columns-repeated="3"/>
        </table:table-row>
        <table:table-row table:style-name="ro1">
          <table:table-cell office:value-type="float" office:value="-92602.1262057" calcext:value-type="float">
            <text:p>-92602.1262057</text:p>
          </table:table-cell>
          <table:table-cell table:number-columns-repeated="3"/>
        </table:table-row>
        <table:table-row table:style-name="ro1">
          <table:table-cell office:value-type="float" office:value="-92338.4814135" calcext:value-type="float">
            <text:p>-92338.4814135</text:p>
          </table:table-cell>
          <table:table-cell table:number-columns-repeated="3"/>
        </table:table-row>
        <table:table-row table:style-name="ro1">
          <table:table-cell office:value-type="float" office:value="-92404.4714428" calcext:value-type="float">
            <text:p>-92404.4714428</text:p>
          </table:table-cell>
          <table:table-cell table:number-columns-repeated="3"/>
        </table:table-row>
        <table:table-row table:style-name="ro1">
          <table:table-cell office:value-type="float" office:value="-92371.0960446" calcext:value-type="float">
            <text:p>-92371.0960446</text:p>
          </table:table-cell>
          <table:table-cell table:number-columns-repeated="3"/>
        </table:table-row>
        <table:table-row table:style-name="ro1">
          <table:table-cell office:value-type="float" office:value="-92463.2591016" calcext:value-type="float">
            <text:p>-92463.2591016</text:p>
          </table:table-cell>
          <table:table-cell table:number-columns-repeated="3"/>
        </table:table-row>
        <table:table-row table:style-name="ro1">
          <table:table-cell office:value-type="float" office:value="-92403.937085" calcext:value-type="float">
            <text:p>-92403.937085</text:p>
          </table:table-cell>
          <table:table-cell table:number-columns-repeated="3"/>
        </table:table-row>
        <table:table-row table:style-name="ro1">
          <table:table-cell office:value-type="float" office:value="-92569.741441" calcext:value-type="float">
            <text:p>-92569.741441</text:p>
          </table:table-cell>
          <table:table-cell table:number-columns-repeated="3"/>
        </table:table-row>
        <table:table-row table:style-name="ro1">
          <table:table-cell office:value-type="float" office:value="-92479.3828611" calcext:value-type="float">
            <text:p>-92479.3828611</text:p>
          </table:table-cell>
          <table:table-cell table:number-columns-repeated="3"/>
        </table:table-row>
        <table:table-row table:style-name="ro1">
          <table:table-cell office:value-type="float" office:value="-92433.7947922" calcext:value-type="float">
            <text:p>-92433.7947922</text:p>
          </table:table-cell>
          <table:table-cell table:number-columns-repeated="3"/>
        </table:table-row>
        <table:table-row table:style-name="ro1">
          <table:table-cell office:value-type="float" office:value="-92388.2775761" calcext:value-type="float">
            <text:p>-92388.2775761</text:p>
          </table:table-cell>
          <table:table-cell table:number-columns-repeated="3"/>
        </table:table-row>
        <table:table-row table:style-name="ro1">
          <table:table-cell office:value-type="float" office:value="-92477.6317994" calcext:value-type="float">
            <text:p>-92477.6317994</text:p>
          </table:table-cell>
          <table:table-cell table:number-columns-repeated="3"/>
        </table:table-row>
        <table:table-row table:style-name="ro1">
          <table:table-cell office:value-type="float" office:value="-92529.2821013" calcext:value-type="float">
            <text:p>-92529.2821013</text:p>
          </table:table-cell>
          <table:table-cell table:number-columns-repeated="3"/>
        </table:table-row>
        <table:table-row table:style-name="ro1">
          <table:table-cell office:value-type="float" office:value="-92328.2370673" calcext:value-type="float">
            <text:p>-92328.2370673</text:p>
          </table:table-cell>
          <table:table-cell table:number-columns-repeated="3"/>
        </table:table-row>
        <table:table-row table:style-name="ro1">
          <table:table-cell office:value-type="float" office:value="-92705.6562715" calcext:value-type="float">
            <text:p>-92705.6562715</text:p>
          </table:table-cell>
          <table:table-cell table:number-columns-repeated="3"/>
        </table:table-row>
        <table:table-row table:style-name="ro1">
          <table:table-cell office:value-type="float" office:value="-92252.4202774" calcext:value-type="float">
            <text:p>-92252.4202774</text:p>
          </table:table-cell>
          <table:table-cell table:number-columns-repeated="3"/>
        </table:table-row>
        <table:table-row table:style-name="ro1">
          <table:table-cell office:value-type="float" office:value="-92502.8699179" calcext:value-type="float">
            <text:p>-92502.8699179</text:p>
          </table:table-cell>
          <table:table-cell table:number-columns-repeated="3"/>
        </table:table-row>
        <table:table-row table:style-name="ro1">
          <table:table-cell office:value-type="float" office:value="-92306.3076074" calcext:value-type="float">
            <text:p>-92306.3076074</text:p>
          </table:table-cell>
          <table:table-cell table:number-columns-repeated="3"/>
        </table:table-row>
        <table:table-row table:style-name="ro1">
          <table:table-cell office:value-type="float" office:value="-92473.7877586" calcext:value-type="float">
            <text:p>-92473.7877586</text:p>
          </table:table-cell>
          <table:table-cell table:number-columns-repeated="3"/>
        </table:table-row>
        <table:table-row table:style-name="ro1">
          <table:table-cell office:value-type="float" office:value="-92439.8602166" calcext:value-type="float">
            <text:p>-92439.8602166</text:p>
          </table:table-cell>
          <table:table-cell table:number-columns-repeated="3"/>
        </table:table-row>
        <table:table-row table:style-name="ro1">
          <table:table-cell office:value-type="float" office:value="-92513.8728619" calcext:value-type="float">
            <text:p>-92513.8728619</text:p>
          </table:table-cell>
          <table:table-cell table:number-columns-repeated="3"/>
        </table:table-row>
        <table:table-row table:style-name="ro1">
          <table:table-cell office:value-type="float" office:value="-92281.3896477" calcext:value-type="float">
            <text:p>-92281.3896477</text:p>
          </table:table-cell>
          <table:table-cell table:number-columns-repeated="3"/>
        </table:table-row>
        <table:table-row table:style-name="ro1">
          <table:table-cell office:value-type="float" office:value="-92385.5638904" calcext:value-type="float">
            <text:p>-92385.5638904</text:p>
          </table:table-cell>
          <table:table-cell table:number-columns-repeated="3"/>
        </table:table-row>
        <table:table-row table:style-name="ro1">
          <table:table-cell office:value-type="float" office:value="-92348.859752" calcext:value-type="float">
            <text:p>-92348.859752</text:p>
          </table:table-cell>
          <table:table-cell table:number-columns-repeated="3"/>
        </table:table-row>
        <table:table-row table:style-name="ro1">
          <table:table-cell office:value-type="float" office:value="-92444.4607776" calcext:value-type="float">
            <text:p>-92444.4607776</text:p>
          </table:table-cell>
          <table:table-cell table:number-columns-repeated="3"/>
        </table:table-row>
        <table:table-row table:style-name="ro1">
          <table:table-cell office:value-type="float" office:value="-92637.8922729" calcext:value-type="float">
            <text:p>-92637.8922729</text:p>
          </table:table-cell>
          <table:table-cell table:number-columns-repeated="3"/>
        </table:table-row>
        <table:table-row table:style-name="ro1">
          <table:table-cell office:value-type="float" office:value="-92653.213882" calcext:value-type="float">
            <text:p>-92653.213882</text:p>
          </table:table-cell>
          <table:table-cell table:number-columns-repeated="3"/>
        </table:table-row>
        <table:table-row table:style-name="ro1">
          <table:table-cell office:value-type="float" office:value="-92515.4592341" calcext:value-type="float">
            <text:p>-92515.4592341</text:p>
          </table:table-cell>
          <table:table-cell table:number-columns-repeated="3"/>
        </table:table-row>
        <table:table-row table:style-name="ro1">
          <table:table-cell office:value-type="float" office:value="-92520.7706062" calcext:value-type="float">
            <text:p>-92520.7706062</text:p>
          </table:table-cell>
          <table:table-cell table:number-columns-repeated="3"/>
        </table:table-row>
        <table:table-row table:style-name="ro1">
          <table:table-cell office:value-type="float" office:value="-92532.5369881" calcext:value-type="float">
            <text:p>-92532.5369881</text:p>
          </table:table-cell>
          <table:table-cell table:number-columns-repeated="3"/>
        </table:table-row>
        <table:table-row table:style-name="ro1">
          <table:table-cell office:value-type="float" office:value="-92284.084498" calcext:value-type="float">
            <text:p>-92284.084498</text:p>
          </table:table-cell>
          <table:table-cell table:number-columns-repeated="3"/>
        </table:table-row>
        <table:table-row table:style-name="ro1">
          <table:table-cell office:value-type="float" office:value="-92368.1697087" calcext:value-type="float">
            <text:p>-92368.1697087</text:p>
          </table:table-cell>
          <table:table-cell table:number-columns-repeated="3"/>
        </table:table-row>
        <table:table-row table:style-name="ro1">
          <table:table-cell office:value-type="float" office:value="-92604.1069738" calcext:value-type="float">
            <text:p>-92604.1069738</text:p>
          </table:table-cell>
          <table:table-cell table:number-columns-repeated="3"/>
        </table:table-row>
        <table:table-row table:style-name="ro1">
          <table:table-cell office:value-type="float" office:value="-92345.5772738" calcext:value-type="float">
            <text:p>-92345.5772738</text:p>
          </table:table-cell>
          <table:table-cell table:number-columns-repeated="3"/>
        </table:table-row>
        <table:table-row table:style-name="ro1">
          <table:table-cell office:value-type="float" office:value="-92354.9253697" calcext:value-type="float">
            <text:p>-92354.9253697</text:p>
          </table:table-cell>
          <table:table-cell table:number-columns-repeated="3"/>
        </table:table-row>
        <table:table-row table:style-name="ro1">
          <table:table-cell office:value-type="float" office:value="-92386.8285488" calcext:value-type="float">
            <text:p>-92386.8285488</text:p>
          </table:table-cell>
          <table:table-cell table:number-columns-repeated="3"/>
        </table:table-row>
        <table:table-row table:style-name="ro1">
          <table:table-cell office:value-type="float" office:value="-92223.2018202" calcext:value-type="float">
            <text:p>-92223.2018202</text:p>
          </table:table-cell>
          <table:table-cell table:number-columns-repeated="3"/>
        </table:table-row>
        <table:table-row table:style-name="ro1">
          <table:table-cell office:value-type="float" office:value="-92386.4269071" calcext:value-type="float">
            <text:p>-92386.4269071</text:p>
          </table:table-cell>
          <table:table-cell table:number-columns-repeated="3"/>
        </table:table-row>
        <table:table-row table:style-name="ro1">
          <table:table-cell office:value-type="float" office:value="-92285.5924052" calcext:value-type="float">
            <text:p>-92285.5924052</text:p>
          </table:table-cell>
          <table:table-cell table:number-columns-repeated="3"/>
        </table:table-row>
        <table:table-row table:style-name="ro1">
          <table:table-cell office:value-type="float" office:value="-92281.2156968" calcext:value-type="float">
            <text:p>-92281.2156968</text:p>
          </table:table-cell>
          <table:table-cell table:number-columns-repeated="3"/>
        </table:table-row>
        <table:table-row table:style-name="ro1">
          <table:table-cell office:value-type="float" office:value="-92536.5013576" calcext:value-type="float">
            <text:p>-92536.5013576</text:p>
          </table:table-cell>
          <table:table-cell table:number-columns-repeated="3"/>
        </table:table-row>
        <table:table-row table:style-name="ro1">
          <table:table-cell office:value-type="float" office:value="-92381.0129325" calcext:value-type="float">
            <text:p>-92381.0129325</text:p>
          </table:table-cell>
          <table:table-cell table:number-columns-repeated="3"/>
        </table:table-row>
        <table:table-row table:style-name="ro1">
          <table:table-cell office:value-type="float" office:value="-92608.4913057" calcext:value-type="float">
            <text:p>-92608.4913057</text:p>
          </table:table-cell>
          <table:table-cell table:number-columns-repeated="3"/>
        </table:table-row>
        <table:table-row table:style-name="ro1">
          <table:table-cell office:value-type="float" office:value="-92506.0354568" calcext:value-type="float">
            <text:p>-92506.0354568</text:p>
          </table:table-cell>
          <table:table-cell table:number-columns-repeated="3"/>
        </table:table-row>
        <table:table-row table:style-name="ro1">
          <table:table-cell office:value-type="float" office:value="-92367.2186468" calcext:value-type="float">
            <text:p>-92367.2186468</text:p>
          </table:table-cell>
          <table:table-cell table:number-columns-repeated="3"/>
        </table:table-row>
        <table:table-row table:style-name="ro1">
          <table:table-cell office:value-type="float" office:value="-92520.0063522" calcext:value-type="float">
            <text:p>-92520.0063522</text:p>
          </table:table-cell>
          <table:table-cell table:number-columns-repeated="3"/>
        </table:table-row>
        <table:table-row table:style-name="ro1">
          <table:table-cell office:value-type="float" office:value="-92702.0952083" calcext:value-type="float">
            <text:p>-92702.0952083</text:p>
          </table:table-cell>
          <table:table-cell table:number-columns-repeated="3"/>
        </table:table-row>
        <table:table-row table:style-name="ro1">
          <table:table-cell office:value-type="float" office:value="-92306.6152543" calcext:value-type="float">
            <text:p>-92306.6152543</text:p>
          </table:table-cell>
          <table:table-cell table:number-columns-repeated="3"/>
        </table:table-row>
        <table:table-row table:style-name="ro1">
          <table:table-cell office:value-type="float" office:value="-92335.0406707" calcext:value-type="float">
            <text:p>-92335.0406707</text:p>
          </table:table-cell>
          <table:table-cell table:number-columns-repeated="3"/>
        </table:table-row>
        <table:table-row table:style-name="ro1">
          <table:table-cell office:value-type="float" office:value="-92236.6755542" calcext:value-type="float">
            <text:p>-92236.6755542</text:p>
          </table:table-cell>
          <table:table-cell table:number-columns-repeated="3"/>
        </table:table-row>
        <table:table-row table:style-name="ro1">
          <table:table-cell office:value-type="float" office:value="-92348.9642165" calcext:value-type="float">
            <text:p>-92348.9642165</text:p>
          </table:table-cell>
          <table:table-cell table:number-columns-repeated="3"/>
        </table:table-row>
        <table:table-row table:style-name="ro1">
          <table:table-cell office:value-type="float" office:value="-92921.8633885" calcext:value-type="float">
            <text:p>-92921.8633885</text:p>
          </table:table-cell>
          <table:table-cell table:number-columns-repeated="3"/>
        </table:table-row>
        <table:table-row table:style-name="ro1">
          <table:table-cell office:value-type="float" office:value="-92391.0984016" calcext:value-type="float">
            <text:p>-92391.0984016</text:p>
          </table:table-cell>
          <table:table-cell table:number-columns-repeated="3"/>
        </table:table-row>
        <table:table-row table:style-name="ro1">
          <table:table-cell office:value-type="float" office:value="-92380.2345421" calcext:value-type="float">
            <text:p>-92380.2345421</text:p>
          </table:table-cell>
          <table:table-cell table:number-columns-repeated="3"/>
        </table:table-row>
        <table:table-row table:style-name="ro1">
          <table:table-cell office:value-type="float" office:value="-92284.8115358" calcext:value-type="float">
            <text:p>-92284.8115358</text:p>
          </table:table-cell>
          <table:table-cell table:number-columns-repeated="3"/>
        </table:table-row>
        <table:table-row table:style-name="ro1">
          <table:table-cell office:value-type="float" office:value="-93040.6583859" calcext:value-type="float">
            <text:p>-93040.6583859</text:p>
          </table:table-cell>
          <table:table-cell table:number-columns-repeated="3"/>
        </table:table-row>
        <table:table-row table:style-name="ro1">
          <table:table-cell office:value-type="float" office:value="-92315.7852901" calcext:value-type="float">
            <text:p>-92315.7852901</text:p>
          </table:table-cell>
          <table:table-cell table:number-columns-repeated="3"/>
        </table:table-row>
        <table:table-row table:style-name="ro1">
          <table:table-cell office:value-type="float" office:value="-92414.5133159" calcext:value-type="float">
            <text:p>-92414.5133159</text:p>
          </table:table-cell>
          <table:table-cell table:number-columns-repeated="3"/>
        </table:table-row>
        <table:table-row table:style-name="ro1">
          <table:table-cell office:value-type="float" office:value="-92534.7164329" calcext:value-type="float">
            <text:p>-92534.7164329</text:p>
          </table:table-cell>
          <table:table-cell table:number-columns-repeated="3"/>
        </table:table-row>
        <table:table-row table:style-name="ro1">
          <table:table-cell office:value-type="float" office:value="-92413.126067" calcext:value-type="float">
            <text:p>-92413.126067</text:p>
          </table:table-cell>
          <table:table-cell table:number-columns-repeated="3"/>
        </table:table-row>
        <table:table-row table:style-name="ro1">
          <table:table-cell office:value-type="float" office:value="-92515.0497511" calcext:value-type="float">
            <text:p>-92515.0497511</text:p>
          </table:table-cell>
          <table:table-cell table:number-columns-repeated="3"/>
        </table:table-row>
        <table:table-row table:style-name="ro1">
          <table:table-cell office:value-type="float" office:value="-92277.9182622" calcext:value-type="float">
            <text:p>-92277.9182622</text:p>
          </table:table-cell>
          <table:table-cell table:number-columns-repeated="3"/>
        </table:table-row>
        <table:table-row table:style-name="ro1">
          <table:table-cell office:value-type="float" office:value="-92368.4461948" calcext:value-type="float">
            <text:p>-92368.4461948</text:p>
          </table:table-cell>
          <table:table-cell table:number-columns-repeated="3"/>
        </table:table-row>
        <table:table-row table:style-name="ro1">
          <table:table-cell office:value-type="float" office:value="-92380.4872255" calcext:value-type="float">
            <text:p>-92380.4872255</text:p>
          </table:table-cell>
          <table:table-cell table:number-columns-repeated="3"/>
        </table:table-row>
        <table:table-row table:style-name="ro1">
          <table:table-cell office:value-type="float" office:value="-92450.2398824" calcext:value-type="float">
            <text:p>-92450.2398824</text:p>
          </table:table-cell>
          <table:table-cell table:number-columns-repeated="3"/>
        </table:table-row>
        <table:table-row table:style-name="ro1">
          <table:table-cell office:value-type="float" office:value="-92485.4838715" calcext:value-type="float">
            <text:p>-92485.4838715</text:p>
          </table:table-cell>
          <table:table-cell table:number-columns-repeated="3"/>
        </table:table-row>
        <table:table-row table:style-name="ro1">
          <table:table-cell office:value-type="float" office:value="-92474.2183965" calcext:value-type="float">
            <text:p>-92474.2183965</text:p>
          </table:table-cell>
          <table:table-cell table:number-columns-repeated="3"/>
        </table:table-row>
        <table:table-row table:style-name="ro1">
          <table:table-cell office:value-type="float" office:value="-92719.0725566" calcext:value-type="float">
            <text:p>-92719.0725566</text:p>
          </table:table-cell>
          <table:table-cell table:number-columns-repeated="3"/>
        </table:table-row>
        <table:table-row table:style-name="ro1">
          <table:table-cell office:value-type="float" office:value="-92356.8562184" calcext:value-type="float">
            <text:p>-92356.8562184</text:p>
          </table:table-cell>
          <table:table-cell table:number-columns-repeated="3"/>
        </table:table-row>
        <table:table-row table:style-name="ro1">
          <table:table-cell office:value-type="float" office:value="-92401.2969612" calcext:value-type="float">
            <text:p>-92401.2969612</text:p>
          </table:table-cell>
          <table:table-cell table:number-columns-repeated="3"/>
        </table:table-row>
        <table:table-row table:style-name="ro1">
          <table:table-cell office:value-type="float" office:value="-92266.1538102" calcext:value-type="float">
            <text:p>-92266.1538102</text:p>
          </table:table-cell>
          <table:table-cell table:number-columns-repeated="3"/>
        </table:table-row>
        <table:table-row table:style-name="ro1">
          <table:table-cell office:value-type="float" office:value="-92435.5831171" calcext:value-type="float">
            <text:p>-92435.5831171</text:p>
          </table:table-cell>
          <table:table-cell table:number-columns-repeated="3"/>
        </table:table-row>
        <table:table-row table:style-name="ro1">
          <table:table-cell office:value-type="float" office:value="-92203.5163353" calcext:value-type="float">
            <text:p>-92203.5163353</text:p>
          </table:table-cell>
          <table:table-cell table:number-columns-repeated="3"/>
        </table:table-row>
        <table:table-row table:style-name="ro1">
          <table:table-cell office:value-type="float" office:value="-92508.421338" calcext:value-type="float">
            <text:p>-92508.421338</text:p>
          </table:table-cell>
          <table:table-cell table:number-columns-repeated="3"/>
        </table:table-row>
        <table:table-row table:style-name="ro1">
          <table:table-cell office:value-type="float" office:value="-92342.6212656" calcext:value-type="float">
            <text:p>-92342.6212656</text:p>
          </table:table-cell>
          <table:table-cell table:number-columns-repeated="3"/>
        </table:table-row>
        <table:table-row table:style-name="ro1">
          <table:table-cell office:value-type="float" office:value="-92445.9412509" calcext:value-type="float">
            <text:p>-92445.9412509</text:p>
          </table:table-cell>
          <table:table-cell table:number-columns-repeated="3"/>
        </table:table-row>
        <table:table-row table:style-name="ro1">
          <table:table-cell office:value-type="float" office:value="-92364.7238306" calcext:value-type="float">
            <text:p>-92364.72383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2:46:25.602871521</meta:creation-date>
    <dc:date>2019-10-24T21:53:44.992946646</dc:date>
    <meta:editing-duration>PT22H57M8S</meta:editing-duration>
    <meta:editing-cycles>3</meta:editing-cycles>
    <meta:generator>LibreOffice/5.1.6.2$Linux_X86_64 LibreOffice_project/10m0$Build-2</meta:generator>
    <meta:document-statistic meta:table-count="1" meta:cell-count="1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63cm" svg:y="4.201cm" style:legend-expansion="high" chart:style-name="ch2"/>
        <chart:plot-area chart:style-name="ch3" table:cell-range-address="Sheet1.A1:Sheet1.A155" svg:x="0.32cm" svg:y="0.18cm" svg:width="13.123cm" svg:height="8.64cm">
          <chartooo:coordinate-region svg:x="1.603cm" svg:y="0.18cm" svg:width="11.8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55" chart:class="chart:line"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2424.740712">
                <text:p>-92424.740712</text:p>
                <draw:g>
                  <svg:desc>Sheet1.A1:Sheet1.A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2340.9391641">
                <text:p>-92340.9391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2389.4847202">
                <text:p>-92389.4847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2432.7270012">
                <text:p>-92432.727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2419.6710281">
                <text:p>-92419.6710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2473.0534211">
                <text:p>-92473.0534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2628.246276">
                <text:p>-92628.246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2363.8949625">
                <text:p>-92363.894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392.2753103">
                <text:p>-92392.2753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2373.8469934">
                <text:p>-92373.8469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2531.542597">
                <text:p>-92531.542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2410.8605573">
                <text:p>-92410.8605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2734.8683906">
                <text:p>-92734.8683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293.3236865">
                <text:p>-92293.3236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2376.1397051">
                <text:p>-92376.1397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2341.1153906">
                <text:p>-92341.1153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2425.0428042">
                <text:p>-92425.0428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2534.4189932">
                <text:p>-92534.4189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2497.2015343">
                <text:p>-92497.2015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2483.7200193">
                <text:p>-92483.7200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2460.0747195">
                <text:p>-92460.0747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2222.7145591">
                <text:p>-92222.7145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2470.5716911">
                <text:p>-92470.5716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2360.1592691">
                <text:p>-92360.1592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2386.4077914">
                <text:p>-92386.4077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2467.7670328">
                <text:p>-92467.7670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2414.9342031">
                <text:p>-92414.9342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2502.2022944">
                <text:p>-92502.2022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2367.4510567">
                <text:p>-92367.4510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370.0721842">
                <text:p>-92370.0721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2358.7246857">
                <text:p>-92358.7246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2380.5922332">
                <text:p>-92380.5922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2477.2636031">
                <text:p>-92477.2636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2689.1612485">
                <text:p>-92689.1612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2418.9597821">
                <text:p>-92418.9597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348.2552134">
                <text:p>-92348.2552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2382.4953573">
                <text:p>-92382.4953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2325.470285">
                <text:p>-92325.470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2524.8871313">
                <text:p>-92524.8871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2254.1205544">
                <text:p>-92254.1205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2381.6784403">
                <text:p>-92381.6784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2556.1093833">
                <text:p>-92556.1093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2368.0011142">
                <text:p>-92368.0011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317.1919535">
                <text:p>-92317.1919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2488.884911">
                <text:p>-92488.8849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2254.0174229">
                <text:p>-92254.0174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2492.5505805">
                <text:p>-92492.5505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2635.1100784">
                <text:p>-92635.1100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2559.6978551">
                <text:p>-92559.6978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2434.9430101">
                <text:p>-92434.943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2273.643736">
                <text:p>-92273.643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302.4607924">
                <text:p>-92302.46079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2319.7955871">
                <text:p>-92319.7955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2763.3866139">
                <text:p>-92763.3866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2396.6436829">
                <text:p>-92396.64368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2380.9921109">
                <text:p>-92380.9921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2583.3270944">
                <text:p>-92583.3270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2438.2724483">
                <text:p>-92438.272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2373.1006976">
                <text:p>-92373.1006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2401.8529288">
                <text:p>-92401.8529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2556.9982722">
                <text:p>-92556.99827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2411.4684817">
                <text:p>-92411.4684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304.9636466">
                <text:p>-92304.9636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2373.9935939">
                <text:p>-92373.99359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2448.7448243">
                <text:p>-92448.7448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2382.3319431">
                <text:p>-92382.3319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2719.9293044">
                <text:p>-92719.9293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2419.3314733">
                <text:p>-92419.3314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2691.929865">
                <text:p>-92691.929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2432.0511182">
                <text:p>-92432.0511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2521.4756273">
                <text:p>-92521.4756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2360.7354701">
                <text:p>-92360.7354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2465.7535278">
                <text:p>-92465.7535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2371.3340684">
                <text:p>-92371.3340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2285.6739605">
                <text:p>-92285.6739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2780.4789508">
                <text:p>-92780.4789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2315.9270567">
                <text:p>-92315.9270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2280.5525144">
                <text:p>-92280.5525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2476.702749">
                <text:p>-92476.7027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2602.1262057">
                <text:p>-92602.12620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2338.4814135">
                <text:p>-92338.4814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2404.4714428">
                <text:p>-92404.4714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2371.0960446">
                <text:p>-92371.09604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2463.2591016">
                <text:p>-92463.2591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2403.937085">
                <text:p>-92403.937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2569.741441">
                <text:p>-92569.7414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2479.3828611">
                <text:p>-92479.3828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2433.7947922">
                <text:p>-92433.7947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388.2775761">
                <text:p>-92388.27757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2477.6317994">
                <text:p>-92477.6317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2529.2821013">
                <text:p>-92529.2821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2328.2370673">
                <text:p>-92328.2370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2705.6562715">
                <text:p>-92705.6562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2252.4202774">
                <text:p>-92252.42027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2502.8699179">
                <text:p>-92502.8699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2306.3076074">
                <text:p>-92306.3076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2473.7877586">
                <text:p>-92473.7877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2439.8602166">
                <text:p>-92439.8602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2513.8728619">
                <text:p>-92513.8728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2281.3896477">
                <text:p>-92281.3896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2385.5638904">
                <text:p>-92385.56389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2348.859752">
                <text:p>-92348.8597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2444.4607776">
                <text:p>-92444.4607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2637.8922729">
                <text:p>-92637.89227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2653.213882">
                <text:p>-92653.213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515.4592341">
                <text:p>-92515.4592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2520.7706062">
                <text:p>-92520.77060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2532.5369881">
                <text:p>-92532.5369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2284.084498">
                <text:p>-92284.084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2368.1697087">
                <text:p>-92368.1697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2604.1069738">
                <text:p>-92604.10697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2345.5772738">
                <text:p>-92345.5772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2354.9253697">
                <text:p>-92354.925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2386.8285488">
                <text:p>-92386.8285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2223.2018202">
                <text:p>-92223.20182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2386.4269071">
                <text:p>-92386.42690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2285.5924052">
                <text:p>-92285.5924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2281.2156968">
                <text:p>-92281.21569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2536.5013576">
                <text:p>-92536.5013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2381.0129325">
                <text:p>-92381.0129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2608.4913057">
                <text:p>-92608.4913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2506.0354568">
                <text:p>-92506.0354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2367.2186468">
                <text:p>-92367.2186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2520.0063522">
                <text:p>-92520.0063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2702.0952083">
                <text:p>-92702.0952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2306.6152543">
                <text:p>-92306.61525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2335.0406707">
                <text:p>-92335.04067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2236.6755542">
                <text:p>-92236.67555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2348.9642165">
                <text:p>-92348.9642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2921.8633885">
                <text:p>-92921.8633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2391.0984016">
                <text:p>-92391.09840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2380.2345421">
                <text:p>-92380.23454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2284.8115358">
                <text:p>-92284.8115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3040.6583859">
                <text:p>-93040.65838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2315.7852901">
                <text:p>-92315.7852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2414.5133159">
                <text:p>-92414.5133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2534.7164329">
                <text:p>-92534.71643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2413.126067">
                <text:p>-92413.1260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2515.0497511">
                <text:p>-92515.0497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2277.9182622">
                <text:p>-92277.91826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2368.4461948">
                <text:p>-92368.4461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2380.4872255">
                <text:p>-92380.48722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2450.2398824">
                <text:p>-92450.2398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92485.4838715">
                <text:p>-92485.4838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92474.2183965">
                <text:p>-92474.21839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2719.0725566">
                <text:p>-92719.0725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2356.8562184">
                <text:p>-92356.8562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2401.2969612">
                <text:p>-92401.29696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2266.1538102">
                <text:p>-92266.15381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2435.5831171">
                <text:p>-92435.58311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2203.5163353">
                <text:p>-92203.51633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2508.421338">
                <text:p>-92508.4213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2342.6212656">
                <text:p>-92342.6212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2445.9412509">
                <text:p>-92445.94125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2364.7238306">
                <text:p>-92364.723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35cm" svg:y="4.203cm" style:legend-expansion="high" chart:style-name="ch2"/>
        <chart:plot-area chart:style-name="ch3" table:cell-range-address="Sheet1.B1:Sheet1.B15" svg:x="0.319cm" svg:y="0.18cm" svg:width="13.097cm" svg:height="8.645cm">
          <chartooo:coordinate-region svg:x="1.602cm" svg:y="0.379cm" svg:width="11.62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2531.542597">
                <text:p>-92531.542597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2483.7200193">
                <text:p>-92483.7200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2370.0721842">
                <text:p>-92370.0721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2254.1205544">
                <text:p>-92254.1205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2434.9430101">
                <text:p>-92434.9430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2401.8529288">
                <text:p>-92401.8529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2432.0511182">
                <text:p>-92432.0511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2602.1262057">
                <text:p>-92602.1262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477.6317994">
                <text:p>-92477.6317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2281.3896477">
                <text:p>-92281.3896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2368.1697087">
                <text:p>-92368.1697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2381.0129325">
                <text:p>-92381.0129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2921.8633885">
                <text:p>-92921.8633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277.9182622">
                <text:p>-92277.9182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2435.5831171">
                <text:p>-92435.5831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